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iltonian Tattoo" svg:font-family="'Miltonian Tattoo', sans-serif"/>
    <style:font-face style:name="inherit" svg:font-family="inherit"/>
    <style:font-face style:name="monospace1" svg:font-family="monospace"/>
    <style:font-face style:name="monospace" svg:font-family="monospace,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5cm" fo:margin-left="0cm" table:align="left" fo:background-color="#272822">
        <style:background-image/>
      </style:table-properties>
    </style:style>
    <style:style style:name="Table1.A" style:family="table-column">
      <style:table-column-properties style:column-width="0.399cm"/>
    </style:style>
    <style:style style:name="Table1.B" style:family="table-column">
      <style:table-column-properties style:column-width="17.196cm"/>
    </style:style>
    <style:style style:name="Table1.A1" style:family="table-cell">
      <style:table-cell-properties style:vertical-align="middle" fo:background-color="#272822" fo:padding="0cm" fo:border="none">
        <style:background-image/>
      </style:table-cell-properties>
    </style:style>
    <style:style style:name="Table1.B1" style:family="table-cell">
      <style:table-cell-properties style:vertical-align="middle" fo:padding="0cm" fo:border="none"/>
    </style:style>
    <style:style style:name="P1" style:family="paragraph" style:parent-style-name="Standard">
      <style:text-properties officeooo:rsid="0006dd7c" officeooo:paragraph-rsid="0006dd7c"/>
    </style:style>
    <style:style style:name="P2" style:family="paragraph" style:parent-style-name="Standard">
      <style:text-properties fo:color="#ff0000" fo:font-size="13pt" fo:font-weight="bold" officeooo:rsid="0007e4f3" officeooo:paragraph-rsid="0007e4f3" style:font-size-asian="13pt" style:font-weight-asian="bold" style:font-size-complex="13pt" style:font-weight-complex="bold"/>
    </style:style>
    <style:style style:name="P3"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Miltonian Tattoo" fo:font-size="12pt" fo:letter-spacing="normal" fo:font-style="normal" fo:font-weight="normal"/>
    </style:style>
    <style:style style:name="P4"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Miltonian Tattoo" fo:font-size="10.5pt" fo:letter-spacing="normal" fo:font-style="normal" fo:font-weight="normal"/>
    </style:style>
    <style:style style:name="P5"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000000" style:font-name="monospace" fo:font-size="11.25pt" fo:letter-spacing="normal" fo:font-style="normal" fo:font-weight="normal"/>
    </style:style>
    <style:style style:name="P6" style:family="paragraph" style:parent-style-name="Standard">
      <style:paragraph-properties fo:margin-left="0cm" fo:margin-right="0cm" fo:text-align="center" style:justify-single-word="false" fo:orphans="2" fo:widows="2" fo:text-indent="0cm" style:auto-text-indent="false"/>
    </style:style>
    <style:style style:name="P7" style:family="paragraph" style:parent-style-name="Standard">
      <style:paragraph-properties fo:margin-left="0cm" fo:margin-right="0cm" fo:margin-top="0cm" fo:margin-bottom="0cm" loext:contextual-spacing="false" fo:text-align="justify" style:justify-single-word="false" fo:orphans="2" fo:widows="2" fo:text-indent="0cm" style:auto-text-indent="false"/>
    </style:style>
    <style:style style:name="P8" style:family="paragraph" style:parent-style-name="Standard">
      <style:paragraph-properties fo:margin-left="0cm" fo:margin-right="0cm" fo:margin-top="0cm" fo:margin-bottom="0cm" loext:contextual-spacing="false" fo:line-height="160%" fo:text-align="justify" style:justify-single-word="false" fo:orphans="2" fo:widows="2" fo:text-indent="0cm" style:auto-text-indent="false"/>
    </style:style>
    <style:style style:name="P9" style:family="paragraph" style:parent-style-name="Standard">
      <style:paragraph-properties fo:margin-left="0cm" fo:margin-right="0cm" fo:margin-top="0cm" fo:margin-bottom="0cm" loext:contextual-spacing="false" fo:line-height="160%" fo:text-align="start" style:justify-single-word="false" fo:orphans="2" fo:widows="2" fo:text-indent="0cm" style:auto-text-indent="false"/>
    </style:style>
    <style:style style:name="P10" style:family="paragraph" style:parent-style-name="Standard">
      <style:paragraph-properties fo:margin-left="0cm" fo:margin-right="0cm" fo:margin-top="0cm" fo:margin-bottom="0cm" loext:contextual-spacing="false" fo:line-height="160%" fo:orphans="2" fo:widows="2" fo:text-indent="0cm" style:auto-text-indent="false"/>
    </style:style>
    <style:style style:name="P11" style:family="paragraph" style:parent-style-name="Standard">
      <style:paragraph-properties fo:margin-left="0cm" fo:margin-right="0cm" fo:margin-top="0cm" fo:margin-bottom="0cm" loext:contextual-spacing="false" fo:orphans="2" fo:widows="2" fo:text-indent="0cm" style:auto-text-indent="false"/>
    </style:style>
    <style:style style:name="P12" style:family="paragraph" style:parent-style-name="Table_20_Contents">
      <style:paragraph-properties fo:margin-left="0cm" fo:margin-right="0cm" fo:margin-top="0cm" fo:margin-bottom="0cm" loext:contextual-spacing="false" style:line-height-at-least="0.397cm" fo:text-align="center" style:justify-single-word="false" fo:text-indent="0cm" style:auto-text-indent="false"/>
      <style:text-properties fo:color="#868686" style:font-name="inherit" fo:font-size="8.25pt" fo:font-weight="normal" fo:background-color="#32322a" loext:padding="0cm" loext:border="none"/>
    </style:style>
    <style:style style:name="P13" style:family="paragraph" style:parent-style-name="Table_20_Contents">
      <style:paragraph-properties fo:margin-left="0cm" fo:margin-right="0cm" fo:margin-top="0cm" fo:margin-bottom="0cm" loext:contextual-spacing="false" style:line-height-at-least="0.397cm" fo:text-align="center" style:justify-single-word="false" fo:text-indent="0cm" style:auto-text-indent="false"/>
      <style:text-properties fo:color="#868686" style:font-name="inherit" fo:font-size="8.25pt" fo:font-weight="normal" loext:padding="0cm" loext:border="none"/>
    </style:style>
    <style:style style:name="P14"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loext:padding="0cm" loext:border="none"/>
    </style:style>
    <style:style style:name="P15"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b85c00" style:font-name="inherit" loext:padding="0cm" loext:border="none"/>
    </style:style>
    <style:style style:name="P16" style:family="paragraph" style:parent-style-name="Heading_20_3">
      <style:text-properties fo:font-variant="normal" fo:text-transform="none" fo:color="#0066ff" style:font-name="inherit" fo:font-size="13pt" fo:letter-spacing="normal" fo:font-style="normal" fo:font-weight="bold" style:font-size-asian="13pt" style:font-size-complex="13pt" loext:padding="0cm" loext:border="none"/>
    </style:style>
    <style:style style:name="P17" style:family="paragraph" style:parent-style-name="Heading_20_1">
      <style:text-properties fo:font-variant="normal" fo:text-transform="none" fo:color="#dd0000" style:font-name="inherit" fo:font-size="13pt" fo:letter-spacing="normal" fo:font-style="normal" fo:font-weight="bold" style:font-size-asian="13pt" style:font-size-complex="13pt" loext:padding="0cm" loext:border="none"/>
    </style:style>
    <style:style style:name="P18" style:family="paragraph" style:parent-style-name="Standard">
      <style:text-properties fo:font-variant="normal" fo:text-transform="none" fo:color="#000000" style:font-name="monospace" fo:font-size="11.25pt" fo:letter-spacing="normal" fo:font-style="normal" fo:font-weight="normal" style:font-weight-asian="normal" style:font-weight-complex="normal"/>
    </style:style>
    <style:style style:name="P19" style:family="paragraph" style:parent-style-name="Standard">
      <style:text-properties fo:font-variant="normal" fo:text-transform="none" fo:color="#000000" style:font-name="Miltonian Tattoo" fo:font-size="10.5pt" fo:letter-spacing="normal" fo:font-style="normal" fo:font-weight="normal"/>
    </style:style>
    <style:style style:name="P20" style:family="paragraph" style:parent-style-name="Standard">
      <style:text-properties fo:font-variant="normal" fo:text-transform="none" fo:color="#000000" style:font-name="Miltonian Tattoo" fo:font-size="12pt" fo:letter-spacing="normal" fo:font-style="normal" fo:font-weight="normal"/>
    </style:style>
    <style:style style:name="P21" style:family="paragraph" style:parent-style-name="Standard">
      <style:text-properties fo:color="#6699cc" style:font-name="Miltonian Tattoo" fo:font-size="14.25pt" fo:letter-spacing="normal" fo:font-style="italic" fo:font-weight="normal"/>
    </style:style>
    <style:style style:name="P22" style:family="paragraph" style:parent-style-name="Standard">
      <style:paragraph-properties fo:margin-left="0cm" fo:margin-right="0cm" fo:orphans="2" fo:widows="2" fo:text-indent="0cm" style:auto-text-indent="false"/>
      <style:text-properties fo:font-variant="normal" fo:text-transform="none" fo:color="#000000" style:font-name="Miltonian Tattoo" fo:font-size="12pt" fo:letter-spacing="normal" fo:font-style="normal" fo:font-weight="normal"/>
    </style:style>
    <style:style style:name="P23"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Miltonian Tattoo" fo:font-size="10.5pt" fo:letter-spacing="normal" fo:font-style="normal" fo:font-weight="normal"/>
    </style:style>
    <style:style style:name="P24"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Miltonian Tattoo" fo:font-size="10.5pt" fo:letter-spacing="normal" fo:font-style="normal" fo:font-weight="normal"/>
    </style:style>
    <style:style style:name="P25" style:family="paragraph" style:parent-style-name="Standard">
      <style:paragraph-properties fo:margin-left="0cm" fo:margin-right="0cm" fo:margin-top="0cm" fo:margin-bottom="0cm" loext:contextual-spacing="false" fo:line-height="160%" fo:text-align="justify" style:justify-single-word="false" fo:orphans="2" fo:widows="2" fo:text-indent="0cm" style:auto-text-indent="false"/>
    </style:style>
    <style:style style:name="P26" style:family="paragraph" style:parent-style-name="Text_20_body" style:list-style-name="L1">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inherit" fo:font-size="12pt" fo:letter-spacing="normal" fo:font-style="normal" fo:font-weight="normal"/>
    </style:style>
    <style:style style:name="P27" style:family="paragraph" style:parent-style-name="Heading_20_2">
      <style:text-properties fo:font-variant="normal" fo:text-transform="none" fo:color="#0066ff" style:font-name="inherit" fo:font-size="13pt" fo:letter-spacing="normal" fo:font-style="normal" fo:font-weight="bold" style:font-size-asian="13pt" style:font-size-complex="13pt" loext:padding="0cm" loext:border="none"/>
    </style:style>
    <style:style style:name="P28" style:family="paragraph" style:parent-style-name="Heading_20_2">
      <style:text-properties fo:font-variant="normal" fo:text-transform="none" fo:color="#3333ff" style:font-name="inherit" fo:font-size="13pt" fo:letter-spacing="normal" fo:font-style="normal" fo:font-weight="bold" style:font-size-asian="13pt" style:font-size-complex="13pt" loext:padding="0cm" loext:border="none"/>
    </style:style>
    <style:style style:name="P29" style:family="paragraph" style:parent-style-name="Heading_20_2">
      <style:text-properties fo:font-variant="normal" fo:text-transform="none" fo:color="#3333ff" style:font-name="inherit" fo:font-size="13pt" fo:letter-spacing="normal" fo:font-style="normal" fo:font-weight="bold" style:font-size-asian="13pt" style:font-weight-asian="bold" style:font-size-complex="13pt" style:font-weight-complex="bold" loext:padding="0cm" loext:border="none"/>
    </style:style>
    <style:style style:name="P30" style:family="paragraph" style:parent-style-name="Heading_20_2">
      <style:text-properties fo:color="#ff0000" fo:font-size="13pt" fo:font-weight="bold" style:font-size-asian="13pt" style:font-weight-asian="bold" style:font-size-complex="13pt" style:font-weight-complex="bold"/>
    </style:style>
    <style:style style:name="P31" style:family="paragraph" style:parent-style-name="Heading_20_1">
      <style:text-properties fo:font-variant="normal" fo:text-transform="none" fo:color="#ff0000" style:font-name="inherit" fo:font-size="13pt" fo:letter-spacing="normal" fo:font-style="normal" fo:font-weight="bold" style:font-size-asian="13pt" style:font-weight-asian="bold" style:font-size-complex="13pt" style:font-weight-complex="bold" loext:padding="0cm" loext:border="none"/>
    </style:style>
    <style:style style:name="P32" style:family="paragraph" style:parent-style-name="Heading_20_1">
      <style:paragraph-properties fo:margin-left="0cm" fo:margin-right="0cm" fo:margin-top="0cm" fo:margin-bottom="0cm" loext:contextual-spacing="false" fo:line-height="134%" fo:orphans="2" fo:widows="2" fo:text-indent="0cm" style:auto-text-indent="false" fo:padding="0cm" fo:border="none"/>
      <style:text-properties fo:font-variant="normal" fo:text-transform="none" fo:color="#dd0000" style:font-name="inherit" fo:font-size="13pt" fo:letter-spacing="normal" fo:font-style="normal" fo:font-weight="bold" style:font-size-asian="13pt" style:font-size-complex="13pt" loext:padding="0cm" loext:border="none"/>
    </style:style>
    <style:style style:name="T1" style:family="text">
      <style:text-properties fo:font-variant="normal" fo:text-transform="none" fo:color="#dd0000" style:font-name="Miltonian Tattoo" fo:font-size="18pt" fo:letter-spacing="normal" fo:font-style="normal" fo:font-weight="bold"/>
    </style:style>
    <style:style style:name="T2" style:family="text">
      <style:text-properties fo:font-variant="normal" fo:text-transform="none" fo:color="#dd0000" style:font-name="Miltonian Tattoo" fo:font-size="18pt" fo:letter-spacing="normal" fo:font-style="normal" fo:font-weight="bold" officeooo:rsid="0006a5d1"/>
    </style:style>
    <style:style style:name="T3" style:family="text">
      <style:text-properties fo:font-variant="normal" fo:text-transform="none" fo:color="#000000" style:font-name="Miltonian Tattoo" fo:font-size="12pt" fo:letter-spacing="normal" fo:font-style="normal" fo:font-weight="normal"/>
    </style:style>
    <style:style style:name="T4" style:family="text">
      <style:text-properties fo:font-variant="normal" fo:text-transform="none" fo:color="#000000" style:font-name="Miltonian Tattoo" fo:font-size="12pt" fo:letter-spacing="normal" fo:font-style="normal" fo:font-weight="normal" officeooo:rsid="0006a5d1"/>
    </style:style>
    <style:style style:name="T5" style:family="text">
      <style:text-properties fo:font-variant="normal" fo:text-transform="none" fo:color="#000000" style:font-name="Miltonian Tattoo" fo:font-size="12pt" fo:letter-spacing="normal" fo:font-style="normal" fo:font-weight="normal" officeooo:rsid="0007e4f3"/>
    </style:style>
    <style:style style:name="T6" style:family="text">
      <style:text-properties fo:font-variant="normal" fo:text-transform="none" fo:color="#000000" style:font-name="Miltonian Tattoo" fo:font-size="12pt" fo:letter-spacing="normal" fo:font-style="normal" fo:font-weight="bold" loext:padding="0cm" loext:border="none"/>
    </style:style>
    <style:style style:name="T7" style:family="text">
      <style:text-properties fo:font-variant="normal" fo:text-transform="none" fo:color="#000000" style:font-name="Miltonian Tattoo" fo:font-size="10.5pt" fo:letter-spacing="normal" fo:font-style="normal"/>
    </style:style>
    <style:style style:name="T8" style:family="text">
      <style:text-properties fo:font-variant="normal" fo:text-transform="none" fo:color="#000000" style:font-name="Miltonian Tattoo" fo:font-size="10.5pt" fo:letter-spacing="normal" fo:font-style="normal" fo:font-weight="normal"/>
    </style:style>
    <style:style style:name="T9" style:family="text">
      <style:text-properties fo:font-variant="normal" fo:text-transform="none" fo:color="#000000" style:font-name="Miltonian Tattoo" fo:font-size="10.5pt" fo:letter-spacing="normal" fo:font-style="normal" fo:font-weight="normal" loext:padding="0cm" loext:border="none"/>
    </style:style>
    <style:style style:name="T10" style:family="text">
      <style:text-properties fo:font-variant="normal" fo:text-transform="none" fo:color="#000000" style:font-name="Miltonian Tattoo" fo:letter-spacing="normal" fo:font-style="normal"/>
    </style:style>
    <style:style style:name="T11" style:family="text">
      <style:text-properties fo:font-variant="normal" fo:text-transform="none" fo:color="#000000" style:font-name="Miltonian Tattoo" fo:letter-spacing="normal" fo:font-style="normal" fo:font-weight="normal"/>
    </style:style>
    <style:style style:name="T12" style:family="text">
      <style:text-properties fo:font-variant="normal" fo:text-transform="none" fo:color="#000000" style:font-name="monospace" fo:font-size="11.25pt" fo:letter-spacing="normal" fo:font-style="normal" fo:font-weight="normal"/>
    </style:style>
    <style:style style:name="T13" style:family="text">
      <style:text-properties fo:font-variant="normal" fo:text-transform="none" fo:color="#000000" style:font-name="monospace" fo:font-size="11.25pt" fo:letter-spacing="normal" fo:font-style="normal" fo:font-weight="normal" loext:padding="0cm" loext:border="none"/>
    </style:style>
    <style:style style:name="T14" style:family="text">
      <style:text-properties fo:font-variant="normal" fo:text-transform="none" fo:color="#000000" style:font-name="monospace" fo:font-size="11.25pt" fo:letter-spacing="normal" fo:font-style="normal" fo:font-weight="bold"/>
    </style:style>
    <style:style style:name="T15" style:family="text">
      <style:text-properties fo:font-variant="normal" fo:text-transform="none" fo:color="#000000" style:font-name="monospace" fo:font-size="11.25pt" fo:letter-spacing="normal" fo:font-style="italic" fo:font-weight="normal" loext:padding="0cm" loext:border="none"/>
    </style:style>
    <style:style style:name="T16" style:family="text">
      <style:text-properties fo:font-variant="normal" fo:text-transform="none" fo:color="#000000" fo:letter-spacing="normal"/>
    </style:style>
    <style:style style:name="T17" style:family="text">
      <style:text-properties fo:font-variant="normal" fo:text-transform="none" fo:color="#000000" style:font-name="inherit" fo:font-size="12pt" fo:letter-spacing="normal" fo:font-style="normal" fo:font-weight="normal"/>
    </style:style>
    <style:style style:name="T18" style:family="text">
      <style:text-properties fo:font-variant="normal" fo:text-transform="none" fo:color="#000000" style:font-name="inherit" fo:font-size="12pt" fo:letter-spacing="normal" fo:font-style="normal" fo:font-weight="bold" loext:padding="0cm" loext:border="none"/>
    </style:style>
    <style:style style:name="T19" style:family="text">
      <style:text-properties fo:font-variant="normal" fo:text-transform="none" fo:color="#000000" style:font-name="inherit" fo:font-size="11.25pt" fo:letter-spacing="normal" fo:font-style="italic" fo:font-weight="normal" loext:padding="0cm" loext:border="none"/>
    </style:style>
    <style:style style:name="T20" style:family="text">
      <style:text-properties fo:font-variant="normal" fo:text-transform="none" fo:color="#000000" style:font-name="inherit" fo:font-size="11.25pt" fo:letter-spacing="normal" fo:font-style="italic" fo:font-weight="normal" officeooo:rsid="000b6963" loext:padding="0cm" loext:border="none"/>
    </style:style>
    <style:style style:name="T21" style:family="text">
      <style:text-properties fo:font-variant="normal" fo:text-transform="none" fo:color="#000000" fo:font-size="10.5pt" fo:font-style="normal"/>
    </style:style>
    <style:style style:name="T22" style:family="text">
      <style:text-properties fo:font-variant="normal" fo:text-transform="none" style:font-name="Miltonian Tattoo" fo:letter-spacing="normal" fo:font-style="normal"/>
    </style:style>
    <style:style style:name="T23" style:family="text">
      <style:text-properties fo:font-variant="normal" fo:text-transform="none" style:font-name="Miltonian Tattoo" fo:letter-spacing="normal" fo:font-style="normal" loext:padding="0cm" loext:border="none"/>
    </style:style>
    <style:style style:name="T24" style:family="text">
      <style:text-properties fo:font-variant="normal" fo:text-transform="none" fo:color="#3333ff" style:font-name="Miltonian Tattoo" fo:font-size="13pt" fo:letter-spacing="normal" fo:font-style="normal" fo:font-weight="bold" style:font-size-asian="13pt" style:font-weight-asian="bold" style:font-size-complex="13pt" style:font-weight-complex="bold" loext:padding="0cm" loext:border="none"/>
    </style:style>
    <style:style style:name="T25" style:family="text">
      <style:text-properties fo:font-variant="normal" fo:text-transform="none" fo:color="#6600ff" style:font-name="Miltonian Tattoo" fo:font-size="10.5pt" fo:letter-spacing="normal" fo:font-style="normal" fo:font-weight="bold" officeooo:rsid="000b6963" style:font-weight-asian="bold" style:font-weight-complex="bold"/>
    </style:style>
    <style:style style:name="T26" style:family="text">
      <style:text-properties fo:font-variant="normal" fo:text-transform="none" fo:color="#6699cc" style:font-name="Miltonian Tattoo" fo:font-size="14.25pt" fo:letter-spacing="normal" fo:font-style="italic" fo:font-weight="normal"/>
    </style:style>
    <style:style style:name="T27" style:family="text">
      <style:text-properties fo:color="#000000" style:font-name="Miltonian Tattoo"/>
    </style:style>
    <style:style style:name="T28" style:family="text">
      <style:text-properties fo:color="#000000" style:font-name="Miltonian Tattoo" fo:font-size="10.5pt"/>
    </style:style>
    <style:style style:name="T29" style:family="text">
      <style:text-properties fo:color="#000000" style:font-name="Miltonian Tattoo" fo:font-size="10.5pt" fo:letter-spacing="normal" fo:font-style="italic" fo:font-weight="normal" loext:padding="0cm" loext:border="none"/>
    </style:style>
    <style:style style:name="T30" style:family="text">
      <style:text-properties fo:color="#000000" style:font-name="Miltonian Tattoo" fo:font-size="10.5pt" fo:font-weight="normal"/>
    </style:style>
    <style:style style:name="T31" style:family="text">
      <style:text-properties fo:color="#000000" style:font-name="Miltonian Tattoo" fo:font-weight="normal"/>
    </style:style>
    <style:style style:name="T32" style:family="text">
      <style:text-properties fo:color="#000000" style:font-name="monospace" fo:font-size="11.25pt" fo:letter-spacing="normal" fo:font-style="italic" fo:font-weight="normal" loext:padding="0cm" loext:border="none"/>
    </style:style>
    <style:style style:name="T33" style:family="text">
      <style:text-properties fo:color="#006fe0" style:font-name="inherit"/>
    </style:style>
    <style:style style:name="T34" style:family="text">
      <style:text-properties fo:color="#f92650" style:font-name="inherit"/>
    </style:style>
    <style:style style:name="T35" style:family="text">
      <style:text-properties fo:color="#f8f8f2" style:font-name="inherit"/>
    </style:style>
    <style:style style:name="T36" style:family="text">
      <style:text-properties fo:color="#e6db5d" style:font-name="inherit"/>
    </style:style>
    <style:style style:name="T37" style:family="text">
      <style:text-properties fo:color="#ae81ff" style:font-name="inherit"/>
    </style:style>
    <style:style style:name="T38" style:family="text">
      <style:text-properties style:font-name="Miltonian Tattoo"/>
    </style:style>
    <style:style style:name="T39" style:family="text">
      <style:text-properties fo:font-size="10.5pt"/>
    </style:style>
    <style:style style:name="T40" style:family="text">
      <style:text-properties officeooo:rsid="000d194f"/>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272822" fo:margin-left="0cm" fo:margin-right="0cm"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span text:style-name="T1"><text:s text:c="2"/></text:span><text:span text:style-name="T2"><text:s text:c="10"/></text:span><text:span text:style-name="T1">Linux Device Driver Tutorial Part 16 <text:s text:c="5"/><text:tab/> <text:s text:c="6"/>Workqueue in Linux Kernel Part 3</text:span></text:h>
      <text:p text:style-name="Standard"/>
      <text:h text:style-name="P17" text:outline-level="1"><text:bookmark text:name="Work_queue_in_Linux_Device_Driver"/>Work queue in Linux Device Driver</text:h>
      <text:p text:style-name="Standard"/>
      <text:p text:style-name="P7"><text:span text:style-name="T3">In our previous </text:span><text:span text:style-name="T4">Part1 and Part2</text:span><text:span text:style-name="T3"> tutorials we haven’t created any of the workqueue. We were just creating work and scheduling that work to the global workqueue. Now we are going to create our own workqueue.</text:span></text:p>
      <text:p text:style-name="Standard"/>
      <text:p text:style-name="P3">The core work queue is represented by structure struct workqueue_struct, which is the structure onto which work is placed. This work is added to queue in the top half (Interrupt context) and execution of this work happened in the bottom half (Kernel context).</text:p>
      <text:p text:style-name="P3">The work is represented by structure struct work_struct, which identifies the work and the deferral function.</text:p>
      <text:p text:style-name="Standard"/>
      <text:p text:style-name="Standard"/>
      <text:h text:style-name="P17" text:outline-level="1"><text:bookmark text:name="Create_and_destroy_work_queue_structure"/>Create and destroy work queue structure</text:h>
      <text:p text:style-name="P8"><text:span text:style-name="T3">Work queues are created through a macro called </text:span><text:span text:style-name="Source_20_Text"><text:span text:style-name="T13">create_workqueue</text:span></text:span><text:span text:style-name="T3">, which returns a </text:span><text:span text:style-name="Source_20_Text"><text:span text:style-name="T13">workqueue_struct </text:span></text:span><text:span text:style-name="T3">reference. You can remote this work queue later (if needed) through a call to the </text:span><text:span text:style-name="Source_20_Text"><text:span text:style-name="T13">destroy_workqueue </text:span></text:span><text:span text:style-name="T3">function.</text:span></text:p>
      <text:p text:style-name="Standard"/>
      <text:p text:style-name="P5">struct workqueue_struct *create_workqueue( name );</text:p>
      <text:p text:style-name="Standard"><text:tab/><text:tab/><text:span text:style-name="T12">void destroy_workqueue( struct workqueue_struct * );</text:span></text:p>
      <text:p text:style-name="Standard"><text:tab/><text:tab/></text:p>
      <text:p text:style-name="Standard"/>
      <text:p text:style-name="P8"><text:span text:style-name="T3">You should use </text:span><text:span text:style-name="Source_20_Text"><text:span text:style-name="T13">create_singlethread_workqueue() </text:span></text:span><text:span text:style-name="T3">for create workqueue when you want to create only a single thread for all the processor..</text:span></text:p>
      <text:p text:style-name="Standard"/>
      <text:p text:style-name="P8"><text:span text:style-name="T3">Since </text:span><text:span text:style-name="Source_20_Text"><text:span text:style-name="T13">create_workqueue </text:span></text:span><text:span text:style-name="T3">and </text:span><text:span text:style-name="Source_20_Text"><text:span text:style-name="T13">create_singlethread_workqueue() </text:span></text:span><text:span text:style-name="T3">are macros. Both are using the </text:span><text:span text:style-name="Source_20_Text"><text:span text:style-name="T13">alloc_workqueue </text:span></text:span><text:span text:style-name="T3">function in background.</text:span></text:p>
      <text:h text:style-name="P27" text:outline-level="2"><text:bookmark text:name="alloc_workqueue"/>alloc_workqueue</text:h>
      <text:p text:style-name="Standard"/>
      <text:p text:style-name="P4">Allocate a workqueue with the specified parameters.</text:p>
      <text:p text:style-name="Standard"/>
      <text:p text:style-name="P6"><text:span text:style-name="T14">alloc_workqueue </text:span><text:span text:style-name="T12">( fmt, flags, max_active );</text:span></text:p>
      <text:p text:style-name="Standard"/>
      <text:p text:style-name="P1">where,</text:p>
      <text:p text:style-name="Standard"/>
      <text:p text:style-name="Standard"><text:tab/><text:tab/><text:span text:style-name="Emphasis"><text:span text:style-name="Source_20_Text"><text:span text:style-name="T32">fmt</text:span></text:span></text:span><text:span text:style-name="Emphasis"><text:span text:style-name="T29">– </text:span></text:span><text:span text:style-name="T8">printf format for the name of the workqueue</text:span></text:p>
      <text:p text:style-name="Standard"><text:tab/><text:tab/><text:span text:style-name="Emphasis"><text:span text:style-name="Source_20_Text"><text:span text:style-name="T32">flags </text:span></text:span></text:span><text:span text:style-name="Emphasis"><text:span text:style-name="T29">– </text:span></text:span><text:span text:style-name="T8">WQ_* flags</text:span></text:p>
      <text:p text:style-name="Standard"><text:tab/><text:tab/><text:span text:style-name="Emphasis"><text:span text:style-name="Source_20_Text"><text:span text:style-name="T32">max_active </text:span></text:span></text:span><text:span text:style-name="Emphasis"><text:span text:style-name="T29">– </text:span></text:span><text:span text:style-name="T8">max in-flight work items, 0 for default</text:span></text:p>
      <text:p text:style-name="P9"><text:soft-page-break/><text:span text:style-name="T8">This will return Pointer to the allocated workqueue on success, </text:span><text:span text:style-name="Source_20_Text"><text:span text:style-name="T13">NULL </text:span></text:span><text:span text:style-name="T8">on failure.</text:span></text:p>
      <text:p text:style-name="Standard"/>
      <text:h text:style-name="P16" text:outline-level="3"><text:bookmark text:name="WQ__flags"/>WQ_* flags</text:h>
      <text:p text:style-name="Standard"/>
      <text:p text:style-name="P10"><text:span text:style-name="T3">This is the second argument of </text:span><text:span text:style-name="Source_20_Text"><text:span text:style-name="T13">alloc_workqueue</text:span></text:span><text:span text:style-name="T3">.</text:span></text:p>
      <text:p text:style-name="Standard"/>
      <text:p text:style-name="P11"><text:span text:style-name="Strong_20_Emphasis"><text:span text:style-name="T6">WQ_UNBOUND</text:span></text:span></text:p>
      <text:p text:style-name="Standard"/>
      <text:p text:style-name="Standard"><text:tab/><text:span text:style-name="T3">Work items queued to an unbound wq are served by the special worker-<text:tab/>pools which host workers which are not bound to any specific CPU. This <text:tab/>makes the wq behave as a simple execution context provider without <text:tab/>concurrency management. The unbound worker-pools try to start <text:tab/>execution of work items as soon as possible. Unbound wq sacrifices <text:tab/>locality but is useful for the following cases.</text:span></text:p>
      <text:p text:style-name="Standard"/>
      <text:list xml:id="list1310424204748171080" text:style-name="L1">
        <text:list-header>
          <text:p text:style-name="P26"><text:s/>* Wide fluctuation in the concurrency level requirement is expected and <text:s text:c="3"/><text:tab/>using bound wq may end up creating large number of mostly unused <text:tab/>workers across different CPUs as the issuer hops through different CPUs.</text:p>
        </text:list-header>
      </text:list>
      <text:p text:style-name="Standard"/>
      <text:p text:style-name="Standard"><text:s text:c="8"/>* <text:s/><text:span text:style-name="T17">Long running CPU intensive workloads which can be better managed by <text:tab/>the system scheduler.</text:span></text:p>
      <text:p text:style-name="Standard"/>
      <text:p text:style-name="Standard"><text:s/></text:p>
      <text:p text:style-name="P11"><text:span text:style-name="Strong_20_Emphasis"><text:span text:style-name="T6">WQ_FREEZABLE</text:span></text:span></text:p>
      <text:p text:style-name="Standard"/>
      <text:p text:style-name="Standard"><text:tab/><text:span text:style-name="T3">A freezable wq participates in the freeze phase of the system suspend <text:tab/>operations. Work items on the wq are drained and no new work item <text:tab/>starts execution until </text:span><text:span text:style-name="T5">defreeze</text:span><text:span text:style-name="T3">.</text:span></text:p>
      <text:p text:style-name="Standard"/>
      <text:p text:style-name="Standard"/>
      <text:p text:style-name="P11"><text:span text:style-name="Strong_20_Emphasis"><text:span text:style-name="T6">WQ_MEM_RECLAIM</text:span></text:span></text:p>
      <text:p text:style-name="Standard"/>
      <text:p text:style-name="Standard"><text:tab/><text:span text:style-name="T3">All wq which might be used in the memory reclaim paths </text:span><text:span text:style-name="Strong_20_Emphasis"><text:span text:style-name="T6">MUST</text:span></text:span><text:span text:style-name="T16"> </text:span><text:span text:style-name="T3">have this <text:tab/>flag set. The wq is guaranteed to have at least one execution context <text:tab/>regardless of memory pressure.</text:span></text:p>
      <text:p text:style-name="Standard"/>
      <text:p text:style-name="P11"><text:span text:style-name="Strong_20_Emphasis"><text:span text:style-name="T6">WQ_HIGHPRI</text:span></text:span></text:p>
      <text:p text:style-name="Standard"/>
      <text:p text:style-name="Standard"><text:tab/><text:span text:style-name="T3">Work items of a highpri wq are queued to the highpri worker-pool of the <text:tab/>target cpu. Highpri worker-pools are served by worker threads with <text:tab/>elevated nice level.</text:span></text:p>
      <text:p text:style-name="Standard"/>
      <text:p text:style-name="P3"><text:tab/>Note that normal and highpri worker-pools don’t interact with each other. <text:tab/>Each maintain its separate pool of workers and implements concurrency <text:tab/>management among its workers.</text:p>
      <text:p text:style-name="Standard"/>
      <text:p text:style-name="P11"><text:span text:style-name="Strong_20_Emphasis"><text:span text:style-name="T6"/></text:span></text:p>
      <text:p text:style-name="P11"><text:span text:style-name="Strong_20_Emphasis"><text:span text:style-name="T6"/></text:span></text:p>
      <text:p text:style-name="P11"><text:span text:style-name="Strong_20_Emphasis"><text:span text:style-name="T6"/></text:span></text:p>
      <text:p text:style-name="P11"><text:soft-page-break/><text:span text:style-name="Strong_20_Emphasis"><text:span text:style-name="T6">WQ_CPU_INTENSIVE</text:span></text:span></text:p>
      <text:p text:style-name="Standard"/>
      <text:p text:style-name="Standard"><text:tab/><text:span text:style-name="T3">Work items of a CPU intensive wq do not contribute to the concurrency <text:tab/>level. In other words, runnable CPU intensive work items will not prevent <text:tab/>other work items in the same worker-pool from starting execution. This is <text:tab/>useful for bound work items which are expected to hog CPU cycles so <text:tab/>that their execution is regulated by the system scheduler.</text:span></text:p>
      <text:p text:style-name="Standard"/>
      <text:p text:style-name="Standard"><text:tab/><text:span text:style-name="T3">Although CPU intensive work items don’t contribute to the concurrency <text:tab/>level, start of their executions is still regulated by the concurrency <text:tab/>management and runnable non-CPU-intensive work items can delay <text:tab/>execution of CPU intensive work items.</text:span></text:p>
      <text:p text:style-name="Standard"/>
      <text:p text:style-name="P3">This flag is meaningless for unbound wq.</text:p>
      <text:p text:style-name="Standard"/>
      <text:p text:style-name="Standard"/>
      <text:p text:style-name="P2">Example:</text:p>
      <text:p text:style-name="Standard"/>
      <text:p text:style-name="Standard"><text:tab/><text:tab/></text:p>
      <table:table table:name="Table1" table:style-name="Table1">
        <table:table-column table:style-name="Table1.A"/>
        <table:table-column table:style-name="Table1.B"/>
        <table:table-row>
          <table:table-cell table:style-name="Table1.A1" office:value-type="string">
            <text:p text:style-name="P12"><text:line-break/>2</text:p>
            <text:p text:style-name="P13">3</text:p>
            <text:p text:style-name="P12">4</text:p>
          </table:table-cell>
          <table:table-cell table:style-name="Table1.B1" office:value-type="string">
            <text:section text:style-name="Sect1" text:name="crayon-5badcb440fc61078991927-1">
              <text:p text:style-name="P15">#define create_workqueue(name)</text:p>
            </text:section>
            <text:section text:style-name="Sect2" text:name="crayon-5badcb440fc61078991927-2">
              <text:p text:style-name="P14"><text:span text:style-name="T33"><text:s text:c="7"/></text:span><text:span text:style-name="T34">alloc_workqueue</text:span><text:span text:style-name="T35">(</text:span><text:span text:style-name="T36">"%s"</text:span><text:span text:style-name="T35">,</text:span><text:span text:style-name="T33"> </text:span><text:span text:style-name="T35">WQ_MEM_RECLAIM,</text:span><text:span text:style-name="T33"> </text:span><text:span text:style-name="T37">1</text:span><text:span text:style-name="T35">,</text:span><text:span text:style-name="T33"> </text:span><text:span text:style-name="T35">(name))</text:span></text:p>
            </text:section>
            <text:section text:style-name="Sect1" text:name="crayon-5badcb440fc61078991927-3">
              <text:p text:style-name="P15">#define create_singlethread_workqueue(name) </text:p>
            </text:section>
            <text:section text:style-name="Sect2" text:name="crayon-5badcb440fc61078991927-4">
              <text:p text:style-name="P14"><text:span text:style-name="T33"><text:s text:c="7"/></text:span><text:span text:style-name="T34">alloc_workqueue</text:span><text:span text:style-name="T35">(</text:span><text:span text:style-name="T36">"%s"</text:span><text:span text:style-name="T35">,</text:span><text:span text:style-name="T33"> </text:span><text:span text:style-name="T35">WQ_UNBOUND</text:span><text:span text:style-name="T33"> </text:span><text:span text:style-name="T35">|</text:span><text:span text:style-name="T33"> </text:span><text:span text:style-name="T35">WQ_MEM_RECLAIM,</text:span><text:span text:style-name="T33"> </text:span><text:span text:style-name="T37">1</text:span><text:span text:style-name="T35">,</text:span><text:span text:style-name="T33"> </text:span><text:span text:style-name="T35">(name))</text:span></text:p>
            </text:section>
          </table:table-cell>
        </table:table-row>
      </table:table>
      <text:p text:style-name="Standard"/>
      <text:p text:style-name="Standard"/>
      <text:p text:style-name="Standard"/>
      <text:h text:style-name="P32" text:outline-level="1"><text:bookmark text:name="Queuing_Work_to_workqueue"/>Queuing Work to workqueue</text:h>
      <text:p text:style-name="P22">With the work structure initialized, the next step is enqueuing the work on a work queue. You can do this in a few ways.</text:p>
      <text:p text:style-name="Standard"/>
      <text:p text:style-name="Standard"/>
      <text:h text:style-name="P28" text:outline-level="2"><text:bookmark text:name="queue_work"/>queue_work</text:h>
      <text:p text:style-name="P23">This will queue the work to the CPU on which it was submitted, but if the CPU dies it can be processed by another CPU.</text:p>
      <text:p text:style-name="Standard"/>
      <text:p text:style-name="Standard"><text:span text:style-name="T12">int queue_work( struct workqueue_struct *wq, struct work_struct*work );</text:span></text:p>
      <text:p text:style-name="Standard"/>
      <text:p text:style-name="P23">Where,</text:p>
      <text:p text:style-name="Standard"><text:tab/><text:tab/><text:span text:style-name="Source_20_Text"><text:span text:style-name="T13">wq </text:span></text:span><text:span text:style-name="T16">– </text:span><text:span text:style-name="T8">workqueue to use</text:span></text:p>
      <text:p text:style-name="Standard"><text:tab/><text:tab/><text:span text:style-name="Source_20_Text"><text:span text:style-name="T13">work </text:span></text:span><text:span text:style-name="T16">– </text:span><text:span text:style-name="T8">work to queue</text:span></text:p>
      <text:p text:style-name="Standard"/>
      <text:p text:style-name="P8"><text:span text:style-name="T8">It returns </text:span><text:span text:style-name="Source_20_Text"><text:span text:style-name="T13">false </text:span></text:span><text:span text:style-name="T8">if </text:span><text:span text:style-name="Emphasis"><text:span text:style-name="Source_20_Text"><text:span text:style-name="T32">work</text:span></text:span></text:span><text:span text:style-name="Emphasis"><text:span text:style-name="Source_20_Text"><text:span text:style-name="T15"> </text:span></text:span></text:span><text:span text:style-name="T8">was already on a queue, </text:span><text:span text:style-name="Source_20_Text"><text:span text:style-name="T13">true </text:span></text:span><text:span text:style-name="T8">otherwise.</text:span></text:p>
      <text:p text:style-name="Standard"/>
      <text:h text:style-name="P28" text:outline-level="2"><text:bookmark text:name="queue_work_on"/>queue_work_on</text:h>
      <text:p text:style-name="P4">This puts a work on a specific cpu.</text:p>
      <text:p text:style-name="Standard"/>
      <text:p text:style-name="P18">int queue_work_on( int cpu, struct workqueue_struct *wq,struct <text:tab/><text:tab/><text:tab/><text:tab/> <text:s text:c="2"/>work_struct *work );</text:p>
      <text:p text:style-name="Standard"/>
      <text:p text:style-name="P4"><text:soft-page-break/>Where,</text:p>
      <text:p text:style-name="Standard"><text:tab/><text:tab/><text:span text:style-name="Source_20_Text"><text:span text:style-name="T15">cpu</text:span></text:span><text:span text:style-name="T16">– </text:span><text:span text:style-name="T8">cpu to put the work task on</text:span></text:p>
      <text:p text:style-name="Standard"><text:span text:style-name="T8"><text:tab/><text:tab/></text:span><text:span text:style-name="Source_20_Text"><text:span text:style-name="T13">wq </text:span></text:span><text:span text:style-name="T8">– workqueue to use</text:span></text:p>
      <text:p text:style-name="Standard"><text:span text:style-name="T8"><text:tab/><text:tab/></text:span><text:span text:style-name="Source_20_Text"><text:span text:style-name="T15">work</text:span></text:span><text:span text:style-name="T8">– job to be done</text:span></text:p>
      <text:p text:style-name="Standard"><text:span text:style-name="T8"/></text:p>
      <text:p text:style-name="Standard"><text:span text:style-name="T8"/></text:p>
      <text:h text:style-name="Heading_20_2" text:outline-level="2"><text:bookmark text:name="queue_delayed_work"/><text:span text:style-name="T24">queue_delayed_work</text:span></text:h>
      <text:p text:style-name="P19">After waiting for a given time this function puts a work in the workqueue.</text:p>
      <text:p text:style-name="Standard"><text:span text:style-name="T8"/></text:p>
      <text:p text:style-name="Standard"><text:span text:style-name="Source_20_Text"><text:span text:style-name="T13">int queue_delayed_work( struct workqueue_struct *wq,struct delayed_work <text:tab/><text:tab/><text:tab/><text:tab/> <text:s text:c="2"/>*dwork, unsigned long delay );</text:span></text:span></text:p>
      <text:p text:style-name="Standard"><text:span text:style-name="T8"/></text:p>
      <text:p text:style-name="P19">Where,</text:p>
      <text:p text:style-name="Standard"><text:span text:style-name="T8"><text:tab/><text:tab/></text:span><text:span text:style-name="Source_20_Text"><text:span text:style-name="T13">wq </text:span></text:span><text:span text:style-name="T8">– workqueue to use</text:span></text:p>
      <text:p text:style-name="Standard"><text:span text:style-name="T8"><text:tab/><text:tab/></text:span><text:span text:style-name="Source_20_Text"><text:span text:style-name="T13">dwork </text:span></text:span><text:span text:style-name="T8">– work to queue</text:span></text:p>
      <text:p text:style-name="Standard"><text:span text:style-name="T8"><text:tab/><text:tab/></text:span><text:span text:style-name="Source_20_Text"><text:span text:style-name="Emphasis"><text:span text:style-name="T19">delay</text:span></text:span></text:span><text:span text:style-name="T8">– number of jiffies to wait before queueing or 0 for immediate execution</text:span></text:p>
      <text:p text:style-name="Standard"><text:span text:style-name="T8"/></text:p>
      <text:p text:style-name="Standard"><text:span text:style-name="T8"/></text:p>
      <text:h text:style-name="P29" text:outline-level="2"><text:bookmark text:name="queue_delayed_work_on"/><text:span text:style-name="T38">queue_delayed_work_on</text:span></text:h>
      <text:p text:style-name="P19">After waiting for a given time this puts a job in the workqueue on the specified CPU.</text:p>
      <text:p text:style-name="Standard"><text:span text:style-name="T8"/></text:p>
      <text:p text:style-name="Standard"><text:span text:style-name="Source_20_Text"><text:span text:style-name="T13">int queue_delayed_work_on( int cpu, struct workqueue_struct *wq,struct <text:tab/><text:tab/><text:tab/><text:tab/><text:tab/>delayed_work *dwork, unsigned long delay );</text:span></text:span></text:p>
      <text:p text:style-name="Standard"><text:span text:style-name="T8"/></text:p>
      <text:p text:style-name="Standard"><text:span text:style-name="T8"/></text:p>
      <text:p text:style-name="P19">Where,</text:p>
      <text:p text:style-name="Standard"><text:span text:style-name="T8"/></text:p>
      <text:p text:style-name="Standard"><text:span text:style-name="Source_20_Text"><text:span text:style-name="T9"><text:tab/><text:tab/></text:span></text:span><text:span text:style-name="Source_20_Text">cpu</text:span><text:span text:style-name="T8">– cpu to put the work task on</text:span></text:p>
      <text:p text:style-name="Standard"><text:span text:style-name="T8"><text:tab/><text:tab/></text:span><text:span text:style-name="Source_20_Text"><text:span text:style-name="T13">wq</text:span></text:span><text:span text:style-name="T8">– workqueue to use</text:span></text:p>
      <text:p text:style-name="Standard"><text:span text:style-name="T8"><text:tab/><text:tab/></text:span><text:span text:style-name="Source_20_Text"><text:span text:style-name="T13">dwork</text:span></text:span><text:span text:style-name="T8">–work to queue</text:span></text:p>
      <text:p text:style-name="Standard"><text:span text:style-name="T8"><text:tab/><text:tab/></text:span><text:span text:style-name="Source_20_Text"><text:span text:style-name="Emphasis"><text:span text:style-name="T19">dela</text:span></text:span></text:span><text:span text:style-name="Source_20_Text"><text:span text:style-name="Emphasis"><text:span text:style-name="T20">y</text:span></text:span></text:span><text:span text:style-name="T8">– number of jiffies to wait before queueing or 0 for immediate execution</text:span></text:p>
      <text:p text:style-name="Standard"><text:span text:style-name="T8"/></text:p>
      <text:p text:style-name="Standard"><text:span text:style-name="T8"/></text:p>
      <text:p text:style-name="Standard"><text:span text:style-name="T8"/></text:p>
      <text:h text:style-name="P30" text:outline-level="2"><text:bookmark text:name="Driver_Source_Code"/><text:span text:style-name="T23">Driver Source Code</text:span></text:h>
      <text:p text:style-name="Standard"><text:span text:style-name="T3">In that source code, When we read the </text:span><text:span text:style-name="Source_20_Text"><text:span text:style-name="T13">/dev/etx_device</text:span></text:span><text:span text:style-name="Source_20_Text"><text:span text:style-name="T9"> </text:span></text:span><text:span text:style-name="T3">interrupt will hit.</text:span></text:p>
      <text:p text:style-name="P20"><text:span text:style-name="T39">Whenever interrupt hits, I’m scheduling the work to the workqueue. I’m not going to do any job in both interrupt handler and workqueue function, since it is a tutorial post. But in real workqueues, this function can be used to carry out any operations that need to be scheduled.</text:span></text:p>
      <text:p text:style-name="Standard"><text:span text:style-name="T8"/></text:p>
      <text:p text:style-name="P20"><text:span text:style-name="T39">We have created workqueue “own_wq” in init function.</text:span></text:p>
      <text:p text:style-name="Standard"><text:span text:style-name="T8"/></text:p>
      <text:p text:style-name="Standard"><text:span text:style-name="T8"/></text:p>
      <text:p text:style-name="Standard"><text:span text:style-name="T8"><text:tab/><text:tab/></text:span><text:span text:style-name="T25">Own_WorkQueue.c</text:span></text:p>
      <text:p text:style-name="Standard"><text:span text:style-name="T8"/></text:p>
      <text:p text:style-name="Standard"><text:span text:style-name="T8"/></text:p>
      <text:h text:style-name="P31" text:outline-level="1"><text:bookmark text:name="Building_and_Testing_Driver"/><text:bookmark text:name="Building_Driver_and_Application"/><text:span text:style-name="T38">Building and Testing Driver</text:span></text:h>
      <text:p text:style-name="Standard"><text:span text:style-name="T8"/></text:p>
      <text:p text:style-name="Standard"><text:span text:style-name="T8"><text:tab/>* </text:span><text:span text:style-name="T17">Build the driver by using Makefile (</text:span><text:span text:style-name="Source_20_Text"><text:span text:style-name="Emphasis"><text:span text:style-name="T19">sudo make</text:span></text:span></text:span><text:span text:style-name="T17">)</text:span></text:p>
      <text:p text:style-name="Standard"><text:span text:style-name="T8"><text:tab/>* </text:span><text:span text:style-name="T17">Load the driver using </text:span><text:span text:style-name="Source_20_Text"><text:span text:style-name="T13">sudo insmod driver.ko</text:span></text:span></text:p>
      <text:p text:style-name="Standard"><text:soft-page-break/><text:span text:style-name="T8"><text:tab/>* </text:span><text:span text:style-name="T17">To trigger interrupt read device file (</text:span><text:span text:style-name="Source_20_Text"><text:span text:style-name="T13">sudo cat /dev/etx_device</text:span></text:span><text:span text:style-name="T17">)</text:span></text:p>
      <text:p text:style-name="Standard"><text:span text:style-name="T8"><text:tab/>* </text:span><text:span text:style-name="T17">Now see the Dmesg (</text:span><text:span text:style-name="Source_20_Text"><text:span text:style-name="T13">dmesg</text:span></text:span><text:span text:style-name="T17">)</text:span></text:p>
      <text:p text:style-name="Standard"><text:span text:style-name="T8"/></text:p>
      <text:p text:style-name="Standard"><text:span text:style-name="T26">[ 2562.609446] Major = 246 Minor = 0</text:span><text:span text:style-name="T8"><text:line-break/></text:span><text:span text:style-name="T26">[ 2562.649362] Device Driver Insert…Done!!!</text:span><text:span text:style-name="T8"><text:line-break/></text:span><text:span text:style-name="T26">[ 2565.133204] Device File Opened…!!!</text:span><text:span text:style-name="T8"><text:line-break/></text:span><text:span text:style-name="T26">[ 2565.133225] Read function</text:span><text:span text:style-name="T8"><text:line-break/></text:span><text:span text:style-name="T26">[ 2565.133248] Shared IRQ: Interrupt Occurred</text:span><text:span text:style-name="T8"><text:line-break/></text:span><text:span text:style-name="T26">[ 2565.133267] Executing Workqueue Function</text:span><text:span text:style-name="T8"><text:line-break/></text:span><text:span text:style-name="T26">[ 2565.140284] Device File Closed…!!!</text:span></text:p>
      <text:p text:style-name="Standard"><text:span text:style-name="T8"/></text:p>
      <text:p text:style-name="Standard"><text:span text:style-name="T8"/></text:p>
      <text:p text:style-name="Standard"><text:span text:style-name="T8"><text:tab/>* </text:span><text:span text:style-name="T17">We can able to see the print “</text:span><text:span text:style-name="Strong_20_Emphasis"><text:span text:style-name="T18">Shared IRQ: Interrupt Occurred</text:span></text:span><text:span text:style-name="T17">“ and <text:tab/> <text:s/>“</text:span><text:span text:style-name="Strong_20_Emphasis"><text:span text:style-name="T18">Executing Workqueue Function</text:span></text:span><text:span text:style-name="T17">“</text:span></text:p>
      <text:p text:style-name="Standard"><text:span text:style-name="T8"><text:tab/>* </text:span><text:span text:style-name="T17">Use “</text:span><text:span text:style-name="Source_20_Text"><text:span text:style-name="T13">ps -aef</text:span></text:span><text:span text:style-name="T17">” command to see our workqueue. You can able to see our <text:tab/> <text:s text:c="2"/>workqueue which is “</text:span><text:span text:style-name="Source_20_Text"><text:span text:style-name="T13">own_wq</text:span></text:span><text:span text:style-name="T17">“</text:span></text:p>
      <text:p text:style-name="Standard"><text:span text:style-name="T8"/></text:p>
      <text:p text:style-name="P21">UID<text:tab/><text:tab/>PID<text:tab/> <text:s text:c="4"/><text:span text:style-name="T40">P</text:span>PID<text:tab/> <text:s text:c="2"/>C<text:tab/> <text:s text:c="4"/>STIME<text:tab/><text:tab/>TTY<text:tab/> <text:s text:c="3"/>TIME<text:tab/> CMD</text:p>
      <text:p text:style-name="P21"><text:span text:style-name="T21">root<text:tab/> <text:s text:c="9"/>3516 <text:s text:c="9"/>2 <text:s text:c="16"/>0 <text:s text:c="10"/>21:35 <text:s text:c="16"/>? <text:s text:c="12"/>00:00:00 <text:s/>[own_wq]</text:span></text:p>
      <text:p text:style-name="Standard"><text:span text:style-name="T8"/></text:p>
      <text:p text:style-name="Standard"><text:span text:style-name="T8"/></text:p>
      <text:p text:style-name="Standard"><text:span text:style-name="T8"><text:tab/>* </text:span><text:span text:style-name="T17">Unload the module using </text:span><text:span text:style-name="Source_20_Text"><text:span text:style-name="T13">sudo rmmod driver</text:span></text:span></text:p>
      <text:p text:style-name="Standard"><text:span text:style-name="T8"/></text:p>
      <text:p text:style-name="Standard"><text:span text:style-name="T8"/></text:p>
      <text:h text:style-name="P31" text:outline-level="1"><text:bookmark text:name="Difference_between_Schedule_work_and_queue_work"/><text:span text:style-name="T38">Difference between Schedule_work and queue_work</text:span></text:h>
      <text:p text:style-name="Standard"><text:span text:style-name="T8"/></text:p>
      <text:p text:style-name="Standard"><text:span text:style-name="T8">* </text:span><text:span text:style-name="T17">If you want to use your own dedicated workqueue you should create <text:s text:c="14"/>workqueue using </text:span><text:span text:style-name="Source_20_Text"><text:span text:style-name="T13">create_workqueue</text:span></text:span><text:span text:style-name="T17">. In that time you need to put work on your workqueue by using </text:span><text:span text:style-name="Source_20_Text"><text:span text:style-name="T13">queue_work </text:span></text:span><text:span text:style-name="T17">function.</text:span></text:p>
      <text:p text:style-name="Standard"><text:span text:style-name="T8"/></text:p>
      <text:p text:style-name="Standard"><text:span text:style-name="T8">* </text:span><text:span text:style-name="T17">If you don’t want to create any own workqueue, you can use kernel global workqueue. In that condition, you can use </text:span><text:span text:style-name="Source_20_Text"><text:span text:style-name="T13">schedule_work </text:span></text:span><text:span text:style-name="T17">function to put your work to global workqueue.</text:span></text:p>
      <text:p text:style-name="Standard"><text:span text:style-name="T8"/></text:p>
      <text:p text:style-name="Standard"><text:span text:style-name="T8"/></text:p>
      <text:p text:style-name="Standard"><text:span text:style-name="T8"/></text:p>
      <text:p text:style-name="Standard"><text:span text:style-name="T8"/></text:p>
      <text:p text:style-name="Standard"><text:span text:style-name="T8"/></text:p>
      <text:p text:style-name="Standard"><text:span text:style-name="T8"/></text:p>
      <text:p text:style-name="Standard"><text:span text:style-name="T8"/></text:p>
      <text:p text:style-name="Standard"><text:span text:style-name="T8"/></text:p>
      <text:p text:style-name="Standard"><text:span text:style-name="T8"/></text:p>
      <text:p text:style-name="Standard"><text:span text:style-name="T8"/></text:p>
      <text:p text:style-name="Standard"><text:span text:style-name="T8"/></text:p>
      <text:p text:style-name="Standard"><text:span text:style-name="T8"/></text:p>
      <text:p text:style-name="Standard"><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iltonian Tattoo" svg:font-family="'Miltonian Tattoo', sans-serif"/>
    <style:font-face style:name="inherit" svg:font-family="inherit"/>
    <style:font-face style:name="monospace1" svg:font-family="monospace"/>
    <style:font-face style:name="monospace" svg:font-family="monospace,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4.572cm" fo:text-indent="-0.762cm" fo:margin-left="4.572cm"/>
        </style:list-level-properties>
      </text:outline-level-style>
      <text:outline-level-style text:level="2" style:num-format="">
        <style:list-level-properties text:list-level-position-and-space-mode="label-alignment">
          <style:list-level-label-alignment text:label-followed-by="listtab" text:list-tab-stop-position="4.826cm" fo:text-indent="-1.016cm" fo:margin-left="4.826cm"/>
        </style:list-level-properties>
      </text:outline-level-style>
      <text:outline-level-style text:level="3" style:num-format="">
        <style:list-level-properties text:list-level-position-and-space-mode="label-alignment">
          <style:list-level-label-alignment text:label-followed-by="listtab" text:list-tab-stop-position="5.08cm" fo:text-indent="-1.27cm" fo:margin-left="5.08cm"/>
        </style:list-level-properties>
      </text:outline-level-style>
      <text:outline-level-style text:level="4" style:num-format="">
        <style:list-level-properties text:list-level-position-and-space-mode="label-alignment">
          <style:list-level-label-alignment text:label-followed-by="listtab" text:list-tab-stop-position="5.334cm" fo:text-indent="-1.524cm" fo:margin-left="5.334cm"/>
        </style:list-level-properties>
      </text:outline-level-style>
      <text:outline-level-style text:level="5" style:num-format="">
        <style:list-level-properties text:list-level-position-and-space-mode="label-alignment">
          <style:list-level-label-alignment text:label-followed-by="listtab" text:list-tab-stop-position="5.588cm" fo:text-indent="-1.778cm" fo:margin-left="5.588cm"/>
        </style:list-level-properties>
      </text:outline-level-style>
      <text:outline-level-style text:level="6" style:num-format="">
        <style:list-level-properties text:list-level-position-and-space-mode="label-alignment">
          <style:list-level-label-alignment text:label-followed-by="listtab" text:list-tab-stop-position="5.842cm" fo:text-indent="-2.032cm" fo:margin-left="5.842cm"/>
        </style:list-level-properties>
      </text:outline-level-style>
      <text:outline-level-style text:level="7" style:num-format="">
        <style:list-level-properties text:list-level-position-and-space-mode="label-alignment">
          <style:list-level-label-alignment text:label-followed-by="listtab" text:list-tab-stop-position="6.096cm" fo:text-indent="-2.286cm" fo:margin-left="6.096cm"/>
        </style:list-level-properties>
      </text:outline-level-style>
      <text:outline-level-style text:level="8" style:num-format="">
        <style:list-level-properties text:list-level-position-and-space-mode="label-alignment">
          <style:list-level-label-alignment text:label-followed-by="listtab" text:list-tab-stop-position="6.35cm" fo:text-indent="-2.54cm" fo:margin-left="6.35cm"/>
        </style:list-level-properties>
      </text:outline-level-style>
      <text:outline-level-style text:level="9" style:num-format="">
        <style:list-level-properties text:list-level-position-and-space-mode="label-alignment">
          <style:list-level-label-alignment text:label-followed-by="listtab" text:list-tab-stop-position="6.604cm" fo:text-indent="-2.794cm" fo:margin-left="6.604cm"/>
        </style:list-level-properties>
      </text:outline-level-style>
      <text:outline-level-style text:level="10" style:num-format="">
        <style:list-level-properties text:list-level-position-and-space-mode="label-alignment">
          <style:list-level-label-alignment text:label-followed-by="listtab" text:list-tab-stop-position="6.858cm" fo:text-indent="-3.048cm" fo:margin-left="6.85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1T09:29:31.131699510</meta:creation-date>
    <meta:editing-duration>PT11M10S</meta:editing-duration>
    <meta:editing-cycles>3</meta:editing-cycles>
    <meta:generator>LibreOffice/5.1.6.2$Linux_X86_64 LibreOffice_project/10m0$Build-2</meta:generator>
    <dc:date>2018-10-01T10:12:03.269858267</dc:date>
    <meta:document-statistic meta:table-count="1" meta:image-count="0" meta:object-count="0" meta:page-count="5" meta:paragraph-count="97" meta:word-count="1104" meta:character-count="7155" meta:non-whitespace-character-count="5877"/>
  </office:meta>
</office:document-meta>
</file>